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008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1.7654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obj_extended_palet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g_extended_palet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string" calcext:value-type="string">
            <text:p>29-27</text:p>
          </table:table-cell>
          <table:table-cell office:value-type="string" calcext:value-type="string">
            <text:p>bg_screen_base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string" calcext:value-type="string">
            <text:p>26-24</text:p>
          </table:table-cell>
          <table:table-cell office:value-type="string" calcext:value-type="string">
            <text:p>bg_character_base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obj_processing_during_h_blank_perio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vram_capac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8kb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vram_capac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6k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32kb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64kb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128kb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256kb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a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b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c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d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display_off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graphics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vram_displa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main_memory_display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wind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wind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d_display_forced_blan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2d_mapping_with_128_horizontal_dots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2d_mapping_with_256_horizontal_dots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1d_mapping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obj_mapping_m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d_mappi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obj_mapping_m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_mapping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2d_3d_display_selection_for_bg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lay_2d_graphics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2d_3d_display_selection_for_bg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lay_3d_graphic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text3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affine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affine2_affine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extended3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affine2_extended3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extended2_extended3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3d_large_screen_256_color_bitmap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interrupt_requ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interrupt_requ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interrupt_requ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interrupt_requ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interrupt_requ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interrupt_requ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de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side_a_matching_interv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de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ing_a_matching_interv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de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side_h_blank_interv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de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ing_h_blank_interv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det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side_v_blank_interv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det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ring_v_blank_interv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COUNT</text:p>
          </table:table-cell>
          <table:table-cell/>
          <table:table-cell office:value-type="string" calcext:value-type="string">
            <text:p>8-0</text:p>
          </table:table-cell>
          <table:table-cell office:value-type="string" calcext:value-type="string">
            <text:p>v_counter_valu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0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0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1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ansparent_display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raparound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2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ansparent_display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raparound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3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shap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shap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long_rectangle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shap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tall_rectangle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color_m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color_m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mosa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mosa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translucent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obj_window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bitmap_obj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double_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double_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affine_transform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affine_transform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 style:data-style-name="N2" text:time-value="00:31:48.1657310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00:01:01.452411487</meta:creation-date>
    <dc:date>2024-08-31T03:49:04.362364028</dc:date>
    <meta:editing-duration>PT3H47M17S</meta:editing-duration>
    <meta:editing-cycles>9</meta:editing-cycles>
    <meta:generator>LibreOffice/7.6.7.2$Linux_X86_64 LibreOffice_project/60$Build-2</meta:generator>
    <meta:document-statistic meta:table-count="1" meta:cell-count="641" meta:object-count="0"/>
  </office:meta>
</office:document-meta>
</file>